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aa61a" draw:textarea-horizontal-align="justify" draw:textarea-vertical-align="middle" draw:auto-grow-height="false" fo:min-height="1.301cm" fo:min-width="2.807cm"/>
    </style:style>
    <style:style style:name="gr2" style:family="graphic" style:parent-style-name="standard">
      <style:graphic-properties draw:fill-color="#72bf44" draw:textarea-horizontal-align="justify" draw:textarea-vertical-align="middle" draw:auto-grow-height="false" fo:min-height="1.301cm" fo:min-width="2.807cm"/>
    </style:style>
    <style:style style:name="gr3" style:family="graphic" style:parent-style-name="standard">
      <style:graphic-properties draw:fill-color="#fff200" draw:textarea-horizontal-align="justify" draw:textarea-vertical-align="middle" draw:auto-grow-height="false" fo:min-height="1.301cm" fo:min-width="2.807cm"/>
    </style:style>
    <style:style style:name="gr4" style:family="graphic" style:parent-style-name="standard">
      <style:graphic-properties draw:textarea-horizontal-align="justify" draw:textarea-vertical-align="middle" draw:auto-grow-height="false" fo:min-height="0.258cm" fo:min-width="1.786cm"/>
    </style:style>
    <style:style style:name="gr5" style:family="graphic" style:parent-style-name="standard">
      <style:graphic-properties draw:textarea-horizontal-align="justify" draw:textarea-vertical-align="middle" draw:auto-grow-height="false" fo:min-height="0.502cm" fo:min-width="0.51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fill="solid" draw:fill-color="#ffffff" draw:opacity="0%" draw:textarea-horizontal-align="justify" draw:textarea-vertical-align="middle" draw:auto-grow-height="false" fo:min-height="3.052cm" fo:min-width="6.612cm" draw:shadow-offset-x="0.203cm" draw:shadow-offset-y="0.203cm" draw:shadow-opacity="0%"/>
    </style:style>
    <style:style style:name="gr9" style:family="graphic" style:parent-style-name="standard">
      <style:graphic-properties draw:textarea-horizontal-align="justify" draw:textarea-vertical-align="middle" draw:auto-grow-height="false" fo:min-height="0.766cm" fo:min-width="3.818cm"/>
    </style:style>
    <style:style style:name="gr10" style:family="graphic" style:parent-style-name="standard">
      <style:graphic-properties draw:textarea-horizontal-align="justify" draw:textarea-vertical-align="middle" draw:auto-grow-height="false" fo:min-height="0.502cm" fo:min-width="1.024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aa61a"/>
      <style:paragraph-properties fo:text-align="center"/>
      <style:text-properties fo:font-size="12pt"/>
    </style:style>
    <style:style style:name="P3" style:family="paragraph">
      <loext:graphic-properties draw:fill-color="#72bf44"/>
      <style:paragraph-properties fo:text-align="center"/>
      <style:text-properties fo:font-size="12pt"/>
    </style:style>
    <style:style style:name="P4" style:family="paragraph">
      <loext:graphic-properties draw:fill-color="#fff200"/>
      <style:paragraph-properties fo:text-align="center"/>
      <style:text-properties fo:font-size="12pt"/>
    </style:style>
    <style:style style:name="P5" style:family="paragraph">
      <style:paragraph-properties fo:text-align="center"/>
      <style:text-properties fo:font-weight="normal" style:font-weight-asian="normal" style:font-weight-complex="normal"/>
    </style:style>
    <style:style style:name="P6" style:family="paragraph">
      <style:paragraph-properties fo:text-align="center"/>
      <style:text-properties fo:font-size="12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solid" draw:fill-color="#ffffff" draw:opacity="0%"/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font-size="12pt"/>
    </style:style>
    <style:style style:name="T2" style:family="text">
      <style:text-properties fo:font-size="12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.307cm" svg:height="1.551cm" svg:x="16.759cm" svg:y="7.366cm">
          <text:p text:style-name="P1"><text:span text:style-name="T1">Service Nod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307cm" svg:height="1.551cm" svg:x="7.112cm" svg:y="7.366cm">
          <text:p text:style-name="P1"><text:span text:style-name="T1">Topic Nod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307cm" svg:height="1.551cm" svg:x="11.938cm" svg:y="7.366cm">
          <text:p text:style-name="P1"><text:span text:style-name="T1">Action Node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86cm" svg:height="0.508cm" svg:x="12.446cm" svg:y="12.7cm">
          <text:p text:style-name="P5"><text:span text:style-name="T2">ARCL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86cm" svg:height="0.508cm" svg:x="12.446cm" svg:y="14.224cm">
          <text:p text:style-name="P5"><text:span text:style-name="T2">Mobile Bas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0.752cm" draw:transform="rotate (1.5707963267949) translate (12.456cm 14.224cm)">
          <text:p/>
          <draw:enhanced-geometry svg:viewBox="0 0 21600 21600" draw:text-areas="0 ?f0 ?f5 ?f2" draw:mirror-vertic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1.016cm" svg:height="0.752cm" draw:transform="rotate (-1.5707963267949) translate (14.732cm 13.208cm)">
          <text:p/>
          <draw:enhanced-geometry svg:viewBox="0 0 21600 21600" draw:text-areas="0 ?f0 ?f5 ?f2" draw:mirror-vertical="true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7" draw:layer="layout" svg:width="2.54cm" svg:height="1.199cm" svg:x="14.732cm" svg:y="13.025cm">
          <draw:text-box>
            <text:p><text:span text:style-name="T1">Receives</text:span></text:p>
            <text:p><text:span text:style-name="T1">Data</text:span></text:p>
          </draw:text-box>
        </draw:frame>
        <draw:frame draw:style-name="gr7" draw:text-style-name="P7" draw:layer="layout" svg:width="2.794cm" svg:height="1.673cm" svg:x="9.906cm" svg:y="13.059cm">
          <draw:text-box>
            <text:p><text:span text:style-name="T1">Send</text:span></text:p>
            <text:p><text:span text:style-name="T1">commands</text:span></text:p>
          </draw:text-box>
        </draw:frame>
        <draw:custom-shape draw:style-name="gr8" draw:text-style-name="P8" draw:layer="layout" svg:width="7.112cm" svg:height="3.302cm" svg:x="9.906cm" svg:y="11.938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54cm" svg:height="1.199cm" svg:x="8.382cm" svg:y="13.97cm">
          <draw:text-box>
            <text:p><text:span text:style-name="T1">LD</text:span></text:p>
            <text:p><text:span text:style-name="T1">Robot</text:span></text:p>
          </draw:text-box>
        </draw:frame>
        <draw:custom-shape draw:style-name="gr9" draw:text-style-name="P5" draw:layer="layout" svg:width="4.318cm" svg:height="1.016cm" svg:x="11.43cm" svg:y="10.16cm">
          <text:p text:style-name="P5"><text:span text:style-name="T2">Python Socket</text:span></text:p>
          <text:p text:style-name="P5"><text:span text:style-name="T2">Connection Program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24cm" svg:height="0.752cm" draw:transform="rotate (-1.5707963267949) translate (14.976cm 11.176cm)">
          <text:p/>
          <draw:enhanced-geometry svg:viewBox="0 0 21600 21600" draw:text-areas="0 ?f0 ?f5 ?f2" draw:mirror-vertical="true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6" draw:layer="layout" svg:width="1.524cm" svg:height="0.752cm" draw:transform="rotate (1.5707963267949) translate (12.202cm 12.7cm)">
          <text:p/>
          <draw:enhanced-geometry svg:viewBox="0 0 21600 21600" draw:text-areas="0 ?f0 ?f5 ?f2" draw:mirror-vertic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7" draw:layer="layout" svg:width="2.794cm" svg:height="1.673cm" svg:x="12.7cm" svg:y="11.027cm">
          <draw:text-box>
            <text:p><text:span text:style-name="T1">Python</text:span></text:p>
            <text:p><text:span text:style-name="T1">Socket </text:span></text:p>
            <text:p><text:span text:style-name="T1">TCP/IP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5T11:54:10.067699620</meta:creation-date>
    <dc:date>2019-12-05T12:57:19.589949638</dc:date>
    <meta:editing-duration>PT12M13S</meta:editing-duration>
    <meta:editing-cycles>6</meta:editing-cycles>
    <meta:generator>LibreOffice/6.0.7.3$Linux_X86_64 LibreOffice_project/00m0$Build-3</meta:generator>
    <meta:document-statistic meta:object-count="38"/>
  </office:meta>
</office:document-meta>
</file>